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tos1" svg:font-family="Aptos"/>
    <style:font-face style:name="fkGroteskNeue" svg:font-family="fkGroteskNeue, 'fkGroteskNeue Fallback', ui-sans-serif, system-ui, apple-system, BlinkMacSystemFont, 'Segoe UI', Roboto, 'Helvetica Neue', Arial, 'Noto Sans', sans-serif, 'Apple Color Emoji', 'Segoe UI Emoji', 'Segoe UI Symbol', 'Noto Color Emoji'"/>
    <style:font-face style:name="quote-cjk-patch" svg:font-family="quote-cjk-patch, Inter, system-ui, apple-system, BlinkMacSystemFont, 'Segoe UI', Roboto, 'Noto Sans', Ubuntu, Cantarell, 'Helvetica Neue', Oxygen, 'Open Sans', sans-serif"/>
    <style:font-face style:name="Lucida Sans1" svg:font-family="'Lucida Sans'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Курсив" style:font-family-generic="swiss" style:font-pitch="variable"/>
    <style:font-face style:name="F" svg:font-family="" style:font-family-generic="system" style:font-pitch="variable"/>
    <style:font-face style:name="Aptos2" svg:font-family="Apto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5.24cm" table:align="margins" style:shadow="none"/>
    </style:style>
    <style:style style:name="Таблица1.A" style:family="table-column">
      <style:table-column-properties style:column-width="7.62cm" style:rel-column-width="32767*"/>
    </style:style>
    <style:style style:name="Таблица1.A1" style:family="table-cell">
      <style:table-cell-properties fo:padding="0.097cm" fo:border="none"/>
    </style:style>
    <style:style style:name="P1" style:family="paragraph" style:parent-style-name="Text_20_body">
      <style:text-properties style:font-name="Times New Roman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font-weight="normal" style:font-weight-asian="normal" style:font-weight-complex="normal"/>
    </style:style>
    <style:style style:name="P3" style:family="paragraph" style:parent-style-name="Standard">
      <style:text-properties fo:color="#000000" style:font-name="Times New Roman"/>
    </style:style>
    <style:style style:name="P4" style:family="paragraph" style:parent-style-name="First_20_Paragraph" style:master-page-name="Standard">
      <style:paragraph-properties fo:text-align="center" style:justify-single-word="false" style:page-number="auto"/>
      <style:text-properties style:font-name="Times New Roma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/>
    </style:style>
    <style:style style:name="T5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/>
    </style:style>
    <style:style style:name="T6" style:family="text">
      <style:text-properties fo:font-variant="normal" fo:text-transform="none" fo:color="#000000" style:font-name="fkGroteskNeue" fo:font-size="12pt" fo:letter-spacing="normal" fo:language="ru" fo:country="RU" fo:font-style="normal" fo:font-weight="normal"/>
    </style:style>
    <style:style style:name="T7" style:family="text">
      <style:text-properties fo:font-variant="normal" fo:text-transform="none" fo:color="#000000" fo:font-size="12pt" fo:letter-spacing="normal" fo:language="ru" fo:country="RU" fo:font-style="normal" fo:font-weight="normal"/>
    </style:style>
    <style:style style:name="T8" style:family="text">
      <style:text-properties style:font-name="Times New Roman"/>
    </style:style>
    <style:style style:name="T9" style:family="text">
      <style:text-properties fo:color="#000000"/>
    </style:style>
    <style:style style:name="T10" style:family="text">
      <style:text-properties fo:color="#000000" style:font-name="Times New Roman"/>
    </style:style>
    <style:style style:name="T11" style:family="text">
      <style:text-properties fo:color="#000000" style:font-name="Times New Roman" fo:language="ru" fo:country="RU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line-break/><text:line-break/> <text:s text:c="3"/><text:span text:style-name="T1">Дополнительное соглашение к трудовому договору</text:span></text:p>
      <text:p text:style-name="P2"><text:span text:style-name="T2">о найме на должность главный архитектор <text:s/>информационных <text:s/>производственных систем <text:s/>3 уровня </text:span><text:span text:style-name="T12">ISA-95 (</text:span><text:span text:style-name="T2">Бизнес аналитик </text:span><text:span text:style-name="T12">MES)</text:span></text:p>
      <text:p text:style-name="P1"><text:span text:style-name="T1"><text:line-break/> <text:s text:c="3"/>1. Общие положения</text:span></text:p>
      <text:p text:style-name="P1"><text:span text:style-name="T1"><text:line-break/> <text:s text:c="3"/></text:span>1.1. Настоящее соглашение является неотъемлемой частью трудового договора и вступает в силу с момента его подписания, признаваясь действующим в полном объёме, без необходимости прохождения процедур адаптации, предварительного контроля или условного допуска к исполнению обязанностей.</text:p>
      <text:p text:style-name="P1"><text:line-break/> <text:s text:c="3"/>1.2. Целью соглашения является установление особого порядка взаимодействия между Работником и Работодателем, направленного на защиту интеллектуального вклада Работника, создание условий для устойчивого развития компании и минимизацию рисков, связанных с организационной и операционной неопределённостью.</text:p>
      <text:p text:style-name="P1"><text:line-break/> <text:s text:c="3"/><text:span text:style-name="T1">2. </text:span><text:span text:style-name="T3">К</text:span><text:span text:style-name="T1">ризисные <text:s/>ситуации</text:span></text:p>
      <text:p text:style-name="P1"><text:span text:style-name="T1"><text:line-break/> <text:s text:c="3"/></text:span>2.1. В случае возникновения нештатной ситуации (“<text:span text:style-name="T2">форс-мажор</text:span>”) Работник вправе приступить к устранению инцидента только при наличии утверждённого бюджета либо обоснованных гарантий о покрытии расходов и поддержке реализуемых им решений.</text:p>
      <text:p text:style-name="P1"><text:line-break/> <text:s text:c="3"/>2.2. Если поддержка не предоставляется, Работник вправе приостановить участие в устранении аналогичных ситуаций впредь.</text:p>
      <text:p text:style-name="P1"><text:line-break/> <text:s text:c="3"/><text:span text:style-name="T1">3. Статус инициатив и авторских решений</text:span></text:p>
      <text:p text:style-name="P1"><text:span text:style-name="T1"><text:line-break/> <text:s text:c="3"/></text:span>3.1. Все идеи, архитектурные решения, предложения по оптимизации, если они инициированы Работником вне рамок утверждённых протоколов, регламентов и проектной документации Работодателя, признаются объектами авторского вклада Работника.</text:p>
      <text:p text:style-name="P1"><text:line-break/> <text:s text:c="3"/>3.2. В случае отсутствия формализованного технического задания, утверждённого в письменной форме, Работодатель признаёт интеллектуальное право Работника на созданное им решение.</text:p>
      <text:p text:style-name="P1"><text:soft-page-break/><text:line-break/> <text:s text:c="3"/>3.3. Работник вправе применять меры защиты своей интеллектуальной собственности, включая техническое шифрование, защиту документации, создание цифровых следов авторства, регистрацию в удостоверяющих системах.</text:p>
      <text:p text:style-name="P1"><text:line-break/> <text:s text:c="3"/>3.4. В случаях, когда внутренние регламенты запрещают передачу информации вне корпоративного периметра, Работник вправе сохранять за собой доступ к авторскому коду или спецификациям через внутренние механизмы верификации или иные предусмотренные в компании способы фиксации авторства.</text:p>
      <text:p text:style-name="P1"><text:line-break/> <text:s text:c="3"/><text:span text:style-name="T1">4. Режим <text:s/>участия <text:s/>в проектах</text:span></text:p>
      <text:p text:style-name="P1"><text:span text:style-name="T1"><text:line-break/> <text:s text:c="3"/></text:span>4.1. Работник вправе выбирать режим своего участия в проектах на основании следующих факторов: - наличия утверждённого бюджета; - стратегического значения проекта; - подтверждённой ценности разрабатываемых решений; - соответствия задач его уровню квалификации и целям развития.</text:p>
      <text:p text:style-name="P1"><text:line-break/> <text:s text:c="3"/>4.2. В отсутствие перечисленных факторов Работник оставляет за собой право ограничить участие до консультативного или временно прекратить выполнение задач.</text:p>
      <text:p text:style-name="P1"><text:line-break/> <text:s text:c="3"/><text:span text:style-name="T1">5. Ответственность и взаимодействие <text:s/>в условиях <text:s/>неопределённости</text:span></text:p>
      <text:p text:style-name="P1"><text:span text:style-name="T1"><text:line-break/> <text:s text:c="3"/></text:span>5.1. При отсутствии формализованной документации, обосновывающей архитектурные, технические или организационные решения, вся ответственность за последствия внедрения лежит на стороне, инициировавшей реализацию без должного обоснования.</text:p>
      <text:p text:style-name="P1"><text:line-break/> <text:s text:c="3"/>5.2. Работник вправе осуществлять обратную защиту результатов своих нестандартизированных решений, если они: - не были оформлены в виде утверждённых инструкций; - не имеют серийной схемы повторения без участия автора; - содержат элементы творческого или исследовательского подхода.</text:p>
      <text:p text:style-name="P1"><text:line-break/> <text:s text:c="3"/><text:span text:style-name="T1">6. Защита от исключения и манипуляций</text:span></text:p>
      <text:p text:style-name="P1"><text:span text:style-name="T1"><text:line-break/> <text:s text:c="3"/></text:span>6.1. В случае, если Работник участвует в создании решений, имеющих стратегическое или экономическое значение, Работодатель признаёт, что увольнение Работника с целью присвоения этих решений, без выплаты соответствующих компенсаций или прав на участие в прибыли, расценивается как нарушение договорённостей и даёт Работнику право на блокировку или <text:soft-page-break/>деактивацию соответствующих технических компонентов в рамках допустимого законом.</text:p>
      <text:p text:style-name="P1"><text:line-break/> <text:s text:c="3"/><text:span text:style-name="T1">7. Профессиональное развитие и инициатива</text:span></text:p>
      <text:p text:style-name="P1"><text:span text:style-name="T1"><text:line-break/> <text:s text:c="3"/></text:span>7.1. Работник имеет право инициировать, разрабатывать и внедрять решения, выходящие за рамки текущих задач, при предварительной фиксации цели и описания ценности таких инициатив.</text:p>
      <text:p text:style-name="P1"><text:line-break/> <text:s text:c="3"/>7.2. До 20% рабочего времени может использоваться Работником на обучение, исследование новых технологий, проведение экспериментов, создание прототипов и развитие компетенций без требования немедленного отчёта о финансовом результате.</text:p>
      <text:p text:style-name="P1"><text:line-break/> <text:s text:c="3"/>7.3. Такие инициативы считаются инвестициями в интеллектуальный капитал компании и подлежат защите, включая пересмотр должностных обязанностей, компенсаций или формирование проектных бюджетов.</text:p>
      <text:p text:style-name="P1"><text:line-break/> <text:s text:c="3"/>7.4. Все действия Работника, направленные на развитие компании, и зафиксированные в системах учёта, переписке или технических логах, признаются вкладом, имеющим юридическую значимость при рассмотрении спорных ситуаций.</text:p>
      <text:p text:style-name="P1"/>
      <text:p text:style-name="P1"><text:s text:c="4"/>7.<text:span text:style-name="T2">5</text:span>.<text:span text:style-name="T9"> </text:span><text:span text:style-name="T7">Работник имеет право распоряжаться рамочным бюджетом в размере до 4 миллионов рублей в год на проведение пилотных и экспериментальных проектов без необходимости прохождения процедуры согласования и экспертизы, направленной на определение рентабельности, в случае отсутствия действующих нормативных документов, содержащих достоверные количественные и качественные показатели, позволяющие обоснованно оценить возможность проведения инициативных работ. </text:span><text:span text:style-name="T9"><text:tab/></text:span></text:p>
      <text:p text:style-name="P3"><text:line-break/> <text:s text:c="6"/>Настоящее Приложение вступает в силу с момента подписания обеими сторонами и является неотъемлемой частью трудового договора.</text:p>
      <text:p text:style-name="First_20_Paragraph"/>
      <text:p text:style-name="First_20_Paragraph"><text:s text:c="4"/>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Text_20_body"><text:span text:style-name="Strong_20_Emphasis"><text:span text:style-name="T8">Работодатель:</text:span></text:span><text:span text:style-name="T8"><text:line-break/></text:span></text:p>
          </table:table-cell>
          <table:table-cell table:style-name="Таблица1.A1" office:value-type="string">
            <text:p text:style-name="Text_20_body"><text:span text:style-name="Strong_20_Emphasis"><text:span text:style-name="T8">Работник:</text:span></text:span><text:span text:style-name="T8"><text:line-break/></text:span></text:p>
          </table:table-cell>
        </table:table-row>
      </table:table>
      <text:p text:style-name="Standard"><text:soft-page-break/><text:span text:style-name="T1"><text:s text:c="4"/><text:line-break/>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tos1" svg:font-family="Aptos"/>
    <style:font-face style:name="fkGroteskNeue" svg:font-family="fkGroteskNeue, 'fkGroteskNeue Fallback', ui-sans-serif, system-ui, apple-system, BlinkMacSystemFont, 'Segoe UI', Roboto, 'Helvetica Neue', Arial, 'Noto Sans', sans-serif, 'Apple Color Emoji', 'Segoe UI Emoji', 'Segoe UI Symbol', 'Noto Color Emoji'"/>
    <style:font-face style:name="quote-cjk-patch" svg:font-family="quote-cjk-patch, Inter, system-ui, apple-system, BlinkMacSystemFont, 'Segoe UI', Roboto, 'Noto Sans', Ubuntu, Cantarell, 'Helvetica Neue', Oxygen, 'Open Sans', sans-serif"/>
    <style:font-face style:name="Lucida Sans1" svg:font-family="'Lucida Sans'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Курсив" style:font-family-generic="swiss" style:font-pitch="variable"/>
    <style:font-face style:name="F" svg:font-family="" style:font-family-generic="system" style:font-pitch="variable"/>
    <style:font-face style:name="Aptos2" svg:font-family="Apto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353cm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ptos" fo:font-size="12pt" fo:language="en" fo:country="US" style:font-name-asian="SimSun" style:font-size-asian="12pt" style:language-asian="en" style:country-asian="US" style:font-name-complex="Aptos2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.318cm" fo:margin-bottom="0.318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default-outline-level="" style:list-style-name="" style:class="extra">
      <style:paragraph-properties fo:margin-top="0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irst_20_Paragraph" style:display-name="First Paragraph" style:family="paragraph" style:parent-style-name="Text_20_body" style:default-outline-level="" style:list-style-name=""/>
    <style:style style:name="Compact" style:family="paragraph" style:parent-style-name="Text_20_body" style:default-outline-level="" style:list-style-name="">
      <style:paragraph-properties fo:margin-top="0.064cm" fo:margin-bottom="0.064cm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41cm" fo:line-height="100%" fo:text-align="center" style:justify-single-word="false"/>
      <style:text-properties style:font-name="Aptos Display" fo:font-size="28pt" fo:letter-spacing="-0.018cm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Title" style:next-style-name="Text_20_body" style:default-outline-level="" style:list-style-name="" style:class="chapter">
      <style:paragraph-properties fo:text-align="start" style:justify-single-word="false"/>
      <style:text-properties fo:font-size="14pt" fo:letter-spacing="0.026cm" fo:font-style="italic" style:font-size-asian="14pt" style:font-style-asian="italic" style:font-name-complex="F" style:font-size-complex="14pt" style:font-style-complex="italic"/>
    </style:style>
    <style:style style:name="Author" style:family="paragraph" style:default-outline-level="" style:list-style-name="">
      <style:paragraph-properties fo:text-align="center" style:justify-single-word="false" fo:keep-together="always" fo:orphans="2" fo:widows="2" fo:keep-with-next="always" style:writing-mode="lr-tb"/>
      <style:text-properties style:use-window-font-color="true"/>
    </style:style>
    <style:style style:name="Date" style:family="paragraph" style:default-outline-level="" style:list-style-name="">
      <style:paragraph-properties fo:text-align="center" style:justify-single-word="false" fo:keep-together="always" fo:orphans="2" fo:widows="2" fo:keep-with-next="always" style:writing-mode="lr-tb"/>
      <style:text-properties style:use-window-font-color="true"/>
    </style:style>
    <style:style style:name="Abstract_20_Title" style:display-name="Abstract Title" style:family="paragraph" style:parent-style-name="Standard" style:default-outline-level="" style:list-style-name="">
      <style:paragraph-properties fo:margin-top="0.529cm" fo:margin-bottom="0cm" fo:text-align="center" style:justify-single-word="false" fo:keep-together="always" fo:keep-with-next="always"/>
      <style:text-properties fo:font-size="10pt" fo:font-weight="bold" style:font-size-asian="10pt" style:font-weight-asian="bold" style:font-size-complex="10pt"/>
    </style:style>
    <style:style style:name="Abstract" style:family="paragraph" style:parent-style-name="Standard" style:default-outline-level="" style:list-style-name="">
      <style:paragraph-properties fo:margin-top="0.176cm" fo:margin-bottom="0.529cm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 style:default-outline-level="" style:list-style-name=""/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635cm" fo:margin-bottom="0.141cm" fo:keep-together="always" fo:keep-with-next="always"/>
      <style:text-properties fo:color="#0f4761" style:font-name="Aptos Display" fo:font-size="20pt" style:font-size-asian="20pt" style:font-name-complex="F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82cm" fo:margin-bottom="0.141cm" fo:keep-together="always" fo:keep-with-next="always"/>
      <style:text-properties fo:color="#0f4761" style:font-name="Aptos Display" fo:font-size="16pt" style:font-size-asian="16pt" style:font-name-complex="F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82cm" fo:margin-bottom="0.141cm" fo:keep-together="always" fo:keep-with-next="always"/>
      <style:text-properties fo:color="#0f4761" fo:font-size="14pt" style:font-size-asian="14pt" style:font-name-complex="F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41cm" fo:margin-bottom="0.071cm" fo:keep-together="always" fo:keep-with-next="always"/>
      <style:text-properties fo:color="#0f4761" fo:font-style="italic" style:font-style-asian="italic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.071cm" fo:keep-together="always" fo:keep-with-next="always"/>
      <style:text-properties fo:color="#0f4761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595959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595959" style:font-name-complex="F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cm" fo:margin-bottom="0cm" fo:keep-together="always" fo:keep-with-next="always"/>
      <style:text-properties fo:color="#272727" fo:font-style="italic" style:font-style-asian="italic" style:font-name-complex="F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cm" fo:margin-bottom="0cm" fo:keep-together="always" fo:keep-with-next="always"/>
      <style:text-properties fo:color="#272727" style:font-name-complex="F"/>
    </style:style>
    <style:style style:name="Block_20_Text" style:display-name="Block Text" style:family="paragraph" style:parent-style-name="Text_20_body" style:default-outline-level="" style:list-style-name="">
      <style:paragraph-properties fo:margin-left="0.847cm" fo:margin-right="0.847cm" fo:margin-top="0.176cm" fo:margin-bottom="0.176cm" fo:text-indent="0cm" style:auto-text-indent="false"/>
    </style:style>
    <style:style style:name="Footnote" style:family="paragraph" style:parent-style-name="Standard" style:default-outline-level="" style:list-style-name="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Block_20_Text" style:display-name="Footnote Block Text" style:family="paragraph" style:parent-style-name="Footnote" style:default-outline-level="" style:list-style-name="">
      <style:paragraph-properties fo:margin-left="0.847cm" fo:margin-right="0.847cm" fo:margin-top="0.176cm" fo:margin-bottom="0.176cm" fo:text-indent="0cm" style:auto-text-indent="false"/>
    </style:style>
    <style:style style:name="Definition_20_Term" style:display-name="Definition Term" style:family="paragraph" style:parent-style-name="Standard" style:default-outline-level="" style:list-style-name="">
      <style:paragraph-properties fo:margin-top="0cm" fo:margin-bottom="0cm" fo:keep-together="always" fo:keep-with-next="always"/>
      <style:text-properties fo:font-weight="bold" style:font-weight-asian="bold"/>
    </style:style>
    <style:style style:name="Definition" style:family="paragraph" style:parent-style-name="Standard" style:default-outline-level="" style:list-style-name=""/>
    <style:style style:name="Table_20_Caption" style:display-name="Table Caption" style:family="paragraph" style:parent-style-name="Caption" style:default-outline-level="" style:list-style-name="">
      <style:paragraph-properties fo:keep-with-next="always"/>
    </style:style>
    <style:style style:name="Image_20_Caption" style:display-name="Image Caption" style:family="paragraph" style:parent-style-name="Caption" style:default-outline-level="" style:list-style-name=""/>
    <style:style style:name="Figure" style:family="paragraph" style:parent-style-name="Standard" style:default-outline-level="" style:list-style-name=""/>
    <style:style style:name="Captioned_20_Figure" style:display-name="Captioned Figure" style:family="paragraph" style:parent-style-name="Figure" style:default-outline-level="" style:list-style-name="">
      <style:paragraph-properties fo:keep-with-next="always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423cm" fo:margin-bottom="0.141cm" fo:line-height="108%" text:number-lines="false" text:line-number="0"/>
      <style:text-properties fo:color="#365f91" style:font-name="Aptos Display" fo:font-size="16pt" fo:font-weight="normal" style:font-size-asian="16pt" style:font-weight-asian="normal" style:font-name-complex="F" style:font-size-complex="16pt" style:font-weight-complex="normal"/>
    </style:style>
    <style:style style:name="Source_20_Code" style:display-name="Source Code" style:family="paragraph" style:parent-style-name="Standard" style:default-outline-level="" style:list-style-name=""/>
    <style:style style:name="Title_20_Char" style:display-name="Title Char" style:family="text">
      <style:text-properties style:font-name="Aptos Display" fo:font-size="28pt" fo:letter-spacing="-0.018cm" style:letter-kerning="true" style:font-size-asian="28pt" style:font-name-complex="F" style:font-size-complex="28pt"/>
    </style:style>
    <style:style style:name="Subtitle_20_Char" style:display-name="Subtitle Char" style:family="text">
      <style:text-properties fo:color="#595959" fo:font-size="14pt" fo:letter-spacing="0.026cm" style:font-size-asian="14pt" style:font-name-complex="F" style:font-size-complex="14pt"/>
    </style:style>
    <style:style style:name="Heading_20_1_20_Char" style:display-name="Heading 1 Char" style:family="text">
      <style:text-properties fo:color="#0f4761" style:font-name="Aptos Display" fo:font-size="20pt" style:font-size-asian="20pt" style:font-name-complex="F" style:font-size-complex="20pt"/>
    </style:style>
    <style:style style:name="Heading_20_2_20_Char" style:display-name="Heading 2 Char" style:family="text">
      <style:text-properties fo:color="#0f4761" style:font-name="Aptos Display" fo:font-size="16pt" style:font-size-asian="16pt" style:font-name-complex="F" style:font-size-complex="16pt"/>
    </style:style>
    <style:style style:name="Heading_20_3_20_Char" style:display-name="Heading 3 Char" style:family="text">
      <style:text-properties fo:color="#0f4761" fo:font-size="14pt" style:font-size-asian="14pt" style:font-name-complex="F" style:font-size-complex="14pt"/>
    </style:style>
    <style:style style:name="Heading_20_4_20_Char" style:display-name="Heading 4 Char" style:family="text">
      <style:text-properties fo:color="#0f4761" fo:font-style="italic" style:font-style-asian="italic" style:font-name-complex="F" style:font-style-complex="italic"/>
    </style:style>
    <style:style style:name="Heading_20_5_20_Char" style:display-name="Heading 5 Char" style:family="text">
      <style:text-properties fo:color="#0f4761" style:font-name-complex="F"/>
    </style:style>
    <style:style style:name="Heading_20_6_20_Char" style:display-name="Heading 6 Char" style:family="text">
      <style:text-properties fo:color="#595959" fo:font-style="italic" style:font-style-asian="italic" style:font-name-complex="F" style:font-style-complex="italic"/>
    </style:style>
    <style:style style:name="Heading_20_7_20_Char" style:display-name="Heading 7 Char" style:family="text">
      <style:text-properties fo:color="#595959" style:font-name-complex="F"/>
    </style:style>
    <style:style style:name="Heading_20_8_20_Char" style:display-name="Heading 8 Char" style:family="text">
      <style:text-properties fo:color="#272727" fo:font-style="italic" style:font-style-asian="italic" style:font-name-complex="F" style:font-style-complex="italic"/>
    </style:style>
    <style:style style:name="Heading_20_9_20_Char" style:display-name="Heading 9 Char" style:family="text">
      <style:text-properties fo:color="#272727" style:font-name-complex="F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size="11pt" style:font-size-asian="11pt"/>
    </style:style>
    <style:style style:name="Section_20_Number" style:display-name="Section Number" style:family="text" style:parent-style-name="Body_20_Text_20_Char"/>
    <style:style style:name="Footnote_20_anchor" style:display-name="Footnote anchor" style:family="text" style:parent-style-name="Body_20_Text_20_Char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wordTok" style:family="text" style:parent-style-name="Verbatim_20_Char">
      <style:text-properties fo:color="#007020" fo:font-weight="bold" style:font-weight-asian="bold"/>
    </style:style>
    <style:style style:name="DataTypeTok" style:family="text" style:parent-style-name="Verbatim_20_Char">
      <style:text-properties fo:color="#902000"/>
    </style:style>
    <style:style style:name="DecValTok" style:family="text" style:parent-style-name="Verbatim_20_Char">
      <style:text-properties fo:color="#40a070"/>
    </style:style>
    <style:style style:name="BaseNTok" style:family="text" style:parent-style-name="Verbatim_20_Char">
      <style:text-properties fo:color="#40a070"/>
    </style:style>
    <style:style style:name="FloatTok" style:family="text" style:parent-style-name="Verbatim_20_Char">
      <style:text-properties fo:color="#40a070"/>
    </style:style>
    <style:style style:name="ConstantTok" style:family="text" style:parent-style-name="Verbatim_20_Char">
      <style:text-properties fo:color="#880000"/>
    </style:style>
    <style:style style:name="CharTok" style:family="text" style:parent-style-name="Verbatim_20_Char">
      <style:text-properties fo:color="#4070a0"/>
    </style:style>
    <style:style style:name="SpecialCharTok" style:family="text" style:parent-style-name="Verbatim_20_Char">
      <style:text-properties fo:color="#4070a0"/>
    </style:style>
    <style:style style:name="StringTok" style:family="text" style:parent-style-name="Verbatim_20_Char">
      <style:text-properties fo:color="#4070a0"/>
    </style:style>
    <style:style style:name="VerbatimStringTok" style:family="text" style:parent-style-name="Verbatim_20_Char">
      <style:text-properties fo:color="#4070a0"/>
    </style:style>
    <style:style style:name="SpecialStringTok" style:family="text" style:parent-style-name="Verbatim_20_Char">
      <style:text-properties fo:color="#bb6688"/>
    </style:style>
    <style:style style:name="ImportTok" style:family="text" style:parent-style-name="Verbatim_20_Char">
      <style:text-properties fo:color="#008000" fo:font-weight="bold" style:font-weight-asian="bold"/>
    </style:style>
    <style:style style:name="CommentTok" style:family="text" style:parent-style-name="Verbatim_20_Char">
      <style:text-properties fo:color="#60a0b0" fo:font-style="italic" style:font-style-asian="italic"/>
    </style:style>
    <style:style style:name="DocumentationTok" style:family="text" style:parent-style-name="Verbatim_20_Char">
      <style:text-properties fo:color="#ba2121" fo:font-style="italic" style:font-style-asian="italic"/>
    </style:style>
    <style:style style:name="AnnotationTok" style:family="text" style:parent-style-name="Verbatim_20_Char">
      <style:text-properties fo:color="#60a0b0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/>
    </style:style>
    <style:style style:name="FunctionTok" style:family="text" style:parent-style-name="Verbatim_20_Char">
      <style:text-properties fo:color="#06287e"/>
    </style:style>
    <style:style style:name="VariableTok" style:family="text" style:parent-style-name="Verbatim_20_Char">
      <style:text-properties fo:color="#19177c"/>
    </style:style>
    <style:style style:name="ControlFlowTok" style:family="text" style:parent-style-name="Verbatim_20_Char">
      <style:text-properties fo:color="#007020" fo:font-weight="bold" style:font-weight-asian="bold"/>
    </style:style>
    <style:style style:name="OperatorTok" style:family="text" style:parent-style-name="Verbatim_20_Char">
      <style:text-properties fo:color="#666666"/>
    </style:style>
    <style:style style:name="BuiltInTok" style:family="text" style:parent-style-name="Verbatim_20_Char">
      <style:text-properties fo:color="#008000"/>
    </style:style>
    <style:style style:name="ExtensionTok" style:family="text" style:parent-style-name="Verbatim_20_Char"/>
    <style:style style:name="PreprocessorTok" style:family="text" style:parent-style-name="Verbatim_20_Char">
      <style:text-properties fo:color="#bc7a00"/>
    </style:style>
    <style:style style:name="AttributeTok" style:family="text" style:parent-style-name="Verbatim_20_Char">
      <style:text-properties fo:color="#7d9029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fo:font-weight="bold" style:font-weight-asian="bold"/>
    </style:style>
    <style:style style:name="ErrorTok" style:family="text" style:parent-style-name="Verbatim_20_Char">
      <style:text-properties fo:color="#ff0000" fo:font-weight="bold" style:font-weight-asian="bold"/>
    </style:style>
    <style:style style:name="NormalTok" style:family="text" style:parent-style-name="Verbatim_20_Char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000">
      <text:list-level-style-bullet text:level="1" style:num-suffix=" " text:bullet-char=" 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 " text:bullet-char=" 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style:num-suffix=" " text:bullet-char=" 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style:num-suffix=" " text:bullet-char=" 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style:num-suffix=" " text:bullet-char=" 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style:num-suffix=" " text:bullet-char=" 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style:num-suffix=" " text:bullet-char=" 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style:num-suffix=" " text:bullet-char=" 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style:num-suffix=" " text:bullet-char=" 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7-01T17:42:02</meta:creation-date>
    <dc:date>2025-07-01T23:04:40.46</dc:date>
    <meta:generator>OpenOffice/4.1.15$Win32 OpenOffice.org_project/4115m2$Build-9813</meta:generator>
    <meta:editing-duration>PT6S</meta:editing-duration>
    <meta:document-statistic meta:table-count="1" meta:image-count="0" meta:object-count="0" meta:page-count="4" meta:paragraph-count="32" meta:word-count="601" meta:character-count="521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